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</office:automatic-styles>
  <office:body>
    <office:text>
      <text:h text:style-name="Heading_20_2" text:outline-level="2">adfasdfasdf's Code of Conduct</text:h>
      <text:h text:style-name="Heading_20_4" text:outline-level="4">Based on:</text:h>
      <text:h text:style-name="Heading_20_4" text:outline-level="4">Geek Feminism Wiki</text:h>
      <text:h text:style-name="Heading_20_3" text:outline-level="3">Encoured Behaviour</text:h>
      <text:list text:style-name="L1">
</text:list>
      <text:p text:style-name="First_20_paragraph"><text:line-break/></text:p>
      <text:h text:style-name="Heading_20_3" text:outline-level="3">Unacceptable Behaviour</text:h>
      <text:list text:style-name="L2">
        <text:list-item>
          <text:p text:style-name="P2"><text:a xlink:type="simple" xlink:href="" office:name=""><text:span text:style-name="Definition">Verbal comments that reinforce social structures of domination [related to gender, gender identity and expression, sexual orientation, disability, physical appearance, body size, race, age, religion, [your specific concern here].</text:span></text:a></text:p>
        </text:list-item>
        <text:list-item>
          <text:p text:style-name="P2"><text:a xlink:type="simple" xlink:href="" office:name=""><text:span text:style-name="Definition">Sexual images in public spaces</text:span></text:a></text:p>
        </text:list-item>
        <text:list-item>
          <text:p text:style-name="P2"><text:a xlink:type="simple" xlink:href="" office:name=""><text:span text:style-name="Definition">Deliberate intimidation, stalking, or following</text:span></text:a></text:p>
        </text:list-item>
        <text:list-item>
          <text:p text:style-name="P2"><text:a xlink:type="simple" xlink:href="" office:name=""><text:span text:style-name="Definition">Harassing photography or recording</text:span></text:a></text:p>
        </text:list-item>
        <text:list-item>
          <text:p text:style-name="P2"><text:a xlink:type="simple" xlink:href="" office:name=""><text:span text:style-name="Definition">Sustained disruption of talks or other events</text:span></text:a></text:p>
        </text:list-item>
        <text:list-item>
          <text:p text:style-name="P2"><text:a xlink:type="simple" xlink:href="" office:name=""><text:span text:style-name="Definition">Inappropriate physical contact</text:span></text:a></text:p>
        </text:list-item>
        <text:list-item>
          <text:p text:style-name="P2"><text:a xlink:type="simple" xlink:href="" office:name=""><text:span text:style-name="Definition">Unwelcome sexual attention</text:span></text:a></text:p>
        </text:list-item>
        <text:list-item>
          <text:p text:style-name="P2"><text:a xlink:type="simple" xlink:href="" office:name=""><text:span text:style-name="Definition">Advocating for, or encouraging, any of the above behaviour</text:span></text:a></text:p>
        </text:list-item>
      </text:list>
      <text:h text:style-name="Heading_20_3" text:outline-level="3">How can I report a violation of the Code of Conduct?</text:h>
      <text:list text:style-name="L3">
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